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paragraph-properties fo:margin-left="0cm" fo:margin-right="0cm" fo:text-align="center" fo:text-indent="0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1. Gdzie mamy znaleźć</text:span><text:span text:style-name="T1"><text:line-break/></text:span><text:span text:style-name="T1">naszą przystań</text:span><text:span text:style-name="T1"><text:line-break/></text:span><text:span text:style-name="T1">Jeśli nie w Tobie</text:span><text:span text:style-name="T1"><text:line-break/></text:span><text:span text:style-name="T1">Dokąd nas powiodą</text:span><text:span text:style-name="T1"><text:line-break/></text:span><text:span text:style-name="T1">nasze nogi</text:span><text:span text:style-name="T1"><text:line-break/></text:span><text:span text:style-name="T1">Jeśli nie do Cieb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ref. Tyś naszą mocą i pieśnią</text:span><text:span text:style-name="T1"><text:line-break/></text:span><text:span text:style-name="T1">Ogniu nieugaszony</text:span><text:span text:style-name="T1"><text:line-break/></text:span><text:span text:style-name="T1">Kto zdoła Cię ugasić</text:span><text:span text:style-name="T1"><text:line-break/></text:span><text:span text:style-name="T1">Stanąć przeciw Tob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4"><text:span text:style-name="T1">2. Dokąd mamy pójść</text:span><text:span text:style-name="T1"><text:line-break/></text:span><text:span text:style-name="T1">wędrowcy</text:span><text:span text:style-name="T1"><text:line-break/></text:span><text:span text:style-name="T1">Jeśli nie do Twego Królestwa</text:span><text:span text:style-name="T1"><text:line-break/></text:span><text:span text:style-name="T1">Chwalcie Pana</text:span><text:span text:style-name="T1"><text:line-break/></text:span><text:span text:style-name="T1">i Mu śpiewajcie</text:span><text:span text:style-name="T1"><text:line-break/></text:span><text:span text:style-name="T1">Wszystkie narod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Tyś naszą mocą i pieśnią</text:span><text:span text:style-name="T1"><text:line-break/></text:span><text:span text:style-name="T1">Ogniu nieugaszony</text:span><text:span text:style-name="T1"><text:line-break/></text:span><text:span text:style-name="T1">Kto zdoła Cię ugasić</text:span><text:span text:style-name="T1"><text:line-break/></text:span><text:span text:style-name="T1">Stanąć przeciw Tob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3. Utwierdź Kościół</text:span><text:span text:style-name="T1"><text:line-break/></text:span><text:span text:style-name="T1">- Matkę naszą</text:span><text:span text:style-name="T1"><text:line-break/></text:span><text:span text:style-name="T1">Rozszerz Twoje Królestwo</text:span><text:span text:style-name="T1"><text:line-break/></text:span><text:span text:style-name="T1">Twoja chwała ponad niebiosa</text:span><text:span text:style-name="T1"><text:line-break/></text:span><text:span text:style-name="T1">Powiedz jedno słow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Tyś naszą mocą i pieśnią</text:span><text:span text:style-name="T1"><text:line-break/></text:span><text:span text:style-name="T1">Ogniu nieugaszony</text:span><text:span text:style-name="T1"><text:line-break/></text:span><text:span text:style-name="T1">Kto zdoła Cię ugasić</text:span><text:span text:style-name="T1"><text:line-break/></text:span><text:span text:style-name="T1">Stanąć przeciw Tob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11T22:40:08</meta:creation-date>
    <dc:creator>Rafał Talacha</dc:creator>
    <dc:date>2009-02-01T13:45:37</dc:date>
    <dc:language>pl-PL</dc:language>
    <meta:editing-cycles>7</meta:editing-cycles>
    <meta:editing-duration>PT7M29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